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cm" fo:margin-right="0cm" fo:text-align="justify" style:justify-single-word="false" fo:text-indent="0cm" style:auto-text-indent="false"/>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loext:contextual-spacing="false" fo:margin-top="0cm" fo:margin-bottom="0.212cm" fo:text-align="justify" style:justify-single-word="false"/>
      <style:text-properties fo:language="en" fo:country="US"/>
    </style:style>
    <style:style style:name="P14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Standard">
      <style:text-properties fo:font-style="italic" style:font-style-asian="italic" style:font-style-complex="italic"/>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2">
      <style:text-properties fo:language="en" fo:country="US"/>
    </style:style>
    <style:style style:name="P152" style:family="paragraph" style:parent-style-name="Heading_20_2">
      <style:paragraph-properties fo:text-align="justify" style:justify-single-word="false"/>
    </style:style>
    <style:style style:name="P153" style:family="paragraph" style:parent-style-name="Heading_20_3">
      <style:text-properties fo:language="ru" fo:country="RU"/>
    </style:style>
    <style:style style:name="P154"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7" style:family="paragraph" style:parent-style-name="Text_20_body">
      <style:paragraph-properties fo:margin-left="0cm" fo:margin-right="0cm" fo:text-align="justify"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53"/>
      <text:h text:style-name="P151"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8"><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1"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1" text:outline-level="2">3. Норф</text:h>
      <text:p text:style-name="P81"/>
      <text:p text:style-name="P21">Глава IV. Пределы магии</text:p>
      <text:p text:style-name="P18"/>
      <text:p text:style-name="P21">Вашему покорному слуге известны четыре предела магии: </text:p>
      <text:p text:style-name="P21"/>
      <text:list xml:id="list7803671538063485292" text:style-name="L1">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text:soft-page-break/>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1"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1" text:outline-level="2"><text:soft-page-break/>8. Стыд</text:h>
      <text:p text:style-name="P140"/>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2"/>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ья остались в прошлом,</text:p><text:p text:style-name="P145">Пустота пришла в мой 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text:soft-page-break/>–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text:soft-page-break/>–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text:soft-page-break/>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1"><text:span text:style-name="T37">– Ой-ёй! Совсем забыла про ускоритель! </text:span><text:span text:style-name="T37">Минуточку</text:span><text:span text:style-name="T37">!</text:span></text:p>
      <text:p text:style-name="P35">Твайлайт метнулась к лестнице в подвал.</text:p>
      <text:p text:style-name="P35"/>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5"><text:span text:style-name="T12"/></text:p>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5"/>
      <text:p text:style-name="P35">Смятый листок отправился в карман.</text:p>
      <text:p text:style-name="P33"><text:span text:style-name="T12">Вот неугомонная! – подумал я с улыбкой об аликорнице.</text:span><text:span text:style-name="T12"> Её незримая забота пробудила во мне <text:s/>тёплое ощущение дружеского плеча поддержки. Чувство одиночества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шь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передать его тебе.</text:p>
      <text:p text:style-name="P35"><text:soft-page-break/><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8">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35"><text:span text:style-name="T1"/></text:p>
      <text:p text:style-name="P35"><text:span text:style-name="T1">У меня волосы на загривке встали дыбом — у заучки чуть ли не слюна изо рта капала!</text:span></text:p>
      <text:p text:style-name="P35"><text:span text:style-name="T1">Я прочистил горло.</text:span></text:p>
      <text:p text:style-name="P35"><text:span text:style-name="T1"/></text:p>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35"><text:span text:style-name="T1">– Упс! </text:span>– <text:span text:style-name="T1">глаза единорожки забегали. </text:span>– <text:span text:style-name="T1">Эмм… Мда… Точно, вспоминаю что-то такое.</text:span></text:p>
      <text:p text:style-name="P48">Твайлайт вздохнула.</text:p>
      <text:p text:style-name="P1"><text:span text:style-name="T28">– Ну что же.</text:span><text:span text:style-name="T37"> Почту за честь работать </text:span><text:span text:style-name="T28">под твоим руководством</text:span><text:span text:style-name="T37">. Погоди немного, я </text:span><text:span text:style-name="T28">приведу себя в порядок</text:span><text:span text:style-name="T37"> и расскажу тебе, насколько далеко смогла продвинуться.</text:span></text:p>
      <text:p text:style-name="P35"/>
      <text:p text:style-name="P35"/>
      <text:p text:style-name="P35"/>
      <text:p text:style-name="P35"/>
      <text:p text:style-name="P35"/>
      <text:p text:style-name="P35"/>
      <text:p text:style-name="P35"/>
      <text:p text:style-name="P35"/>
      <text:p text:style-name="P35"/>
      <text:p text:style-name="P35">Покашливание единорожки вернуло меня из мира грёз в библиотеку.</text:p>
      <text:p text:style-name="P35"><text:soft-page-break/>–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8">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6">***</text:p>
      <text:p text:style-name="P35"/>
      <text:p text:style-name="P140"><text:soft-page-break/><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text:soft-page-break/>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text:soft-page-break/>–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text:soft-page-break/>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1"><text:soft-page-break/><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text:soft-page-break/>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text:soft-page-break/>К сожалению, Луна запретила Твайлайт дальнейшие изыскания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text:soft-page-break/>–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text:soft-page-break/>–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text:soft-page-break/>–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text:soft-page-break/></text:p>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text:soft-page-break/>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text:soft-page-break/>–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text:soft-page-break/>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text:soft-page-break/>–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2">В последний раз, когда я 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text:soft-page-break/>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5">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5">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text:soft-page-break/>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oft-page-break/><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oft-page-break/><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text:soft-page-break/>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text:soft-page-break/>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text:soft-page-break/>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oft-page-break/><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oft-page-break/><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text:soft-page-break/>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text:soft-page-break/>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text:soft-page-break/></text:p>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oft-page-break/><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text:soft-page-break/>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text:soft-page-break/>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oft-page-break/>«<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text:soft-page-break/>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9"/>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text:soft-page-break/>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text:soft-page-break/></text:p>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text:soft-page-break/>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text:soft-page-break/>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text:soft-page-break/>–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text:soft-page-break/></text:p>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text:soft-page-break/>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text:soft-page-break/>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soft-page-break/>…</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text:span><text:soft-page-break/><text:span text:style-name="T61">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text:soft-page-break/>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text:soft-page-break/>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text:soft-page-break/>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4">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text:soft-page-break/>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text:soft-page-break/>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oft-page-break/><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text:soft-page-break/>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text:soft-page-break/>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4">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text:soft-page-break/>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2"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4">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text:soft-page-break/>–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text:soft-page-break/>–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text:soft-page-break/>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text:soft-page-break/></text:p>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text:soft-page-break/></text:p>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text:soft-page-break/>–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0"/>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text:soft-page-break/></text:p>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4">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4">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text:soft-page-break/></text:p>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3"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text:soft-page-break/>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text:soft-page-break/>–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text:soft-page-break/></text:p>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text:soft-page-break/>–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1">***</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text:soft-page-break/>–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text:soft-page-break/>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text:soft-page-break/></text:p>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text:soft-page-break/></text:p>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text:soft-page-break/>–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8"/>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text:soft-page-break/></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text:soft-page-break/>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7">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1" text:outline-level="2">2<text:span text:style-name="T1">9</text:span>. Отбытие</text:h>
      <text:p text:style-name="P115"/>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text:soft-page-break/>–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2"><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Я повернулся к выходу. Флаттершай проскочила у меня под локтём и кинулась к драконикусу.</text:p>
      <text:p text:style-name="P122"/>
      <text:p text:style-name="P122"><text:span text:style-name="T11">– Нет! Дискорд </text:span>— не убийца!!!</text:p>
      <text:p text:style-name="P122">С необычной для неё силой Флаттершай вытащила кляп изо рта драконикуса.</text:p>
      <text:p text:style-name="P12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1">– Р</text:span>ассказывай.</text:p>
      <text:p text:style-name="P122">Дискорд немного успокоился.</text:p>
      <text:p text:style-name="P122"><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text:soft-page-break/>Я задумался. Драконикус, похоже, говорил искренне. Но кто тогда всё это время играл с нами, <text:span text:style-name="T26">словно кот с мышью</text:span>?</text:p>
      <text:p text:style-name="P122"><text:span text:style-name="T11">– </text:span>Анон! <text:span text:style-name="T11">– </text:span>крикнула Эпплджек из прихожей. <text:span text:style-name="T11">–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О! Так уже легче! Надо мной всего лишь два этажа. Десять метров верёвки. Если не смотреть вниз, то…</text:p>
      <text:p text:style-name="P122"/>
      <text:p text:style-name="P124"><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p>
      <text:p text:style-name="P122"/>
      <text:p text:style-name="P122"><text:soft-page-break/>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1">– …</text:span>собственно, держаться в воздухе дольше у меня не хватит магии.</text:p>
      <text:p text:style-name="P122"/>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1">– </text:span>Ю-ху-у-у!!!</text:p>
      <text:p text:style-name="P12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3"><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
      <text:p text:style-name="P133">Прямо как сейчас. Как говорится, найди десять отличий.</text:p>
      <text:p text:style-name="P133">Вот только… Только Дэш была бы жива…</text:p>
      <text:p text:style-name="P137">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text:soft-page-break/>–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text:soft-page-break/></text:p>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text:soft-page-break/>–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3">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text:soft-page-break/></text:p>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text:soft-page-break/></text:p>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text:soft-page-break/>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5"><text:soft-page-break/>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0">Звон будильника чуть не проломил башку. Я открыл глаза. </text:p>
      <text:p text:style-name="P120"/>
      <text:p text:style-name="P12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
      <text:p text:style-name="P116">Доставая из стола ключи от машины, опять наткнулся взглядом на эскиз.</text:p>
      <text:p text:style-name="P116"/>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24T00:34:50.86</dc:date>
    <meta:editing-duration>P153DT19H15M34S</meta:editing-duration>
    <meta:editing-cycles>9777</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51" meta:paragraph-count="4886" meta:word-count="107649" meta:character-count="684382"/>
  </office:meta>
</office:document-meta>
</file>